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bez tok</text:p>
          </table:table-cell>
          <table:table-cell table:number-columns-repeated="3"/>
          <table:table-cell office:value-type="string" calcext:value-type="string">
            <text:p>sus t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, mm</text:p>
          </table:table-cell>
          <table:table-cell office:value-type="string" calcext:value-type="string">
            <text:p>V, cm^3</text:p>
          </table:table-cell>
          <table:table-cell office:value-type="string" calcext:value-type="string">
            <text:p>p, mm spirt</text:p>
          </table:table-cell>
          <table:table-cell/>
          <table:table-cell office:value-type="string" calcext:value-type="string">
            <text:p>H, mm</text:p>
          </table:table-cell>
          <table:table-cell office:value-type="string" calcext:value-type="string">
            <text:p>V, cm^3</text:p>
          </table:table-cell>
          <table:table-cell office:value-type="string" calcext:value-type="string">
            <text:p>p, mm spir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[.B3]*25" office:value-type="float" office:value="1125" calcext:value-type="float">
            <text:p>11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F3]*25" office:value-type="float" office:value="1425" calcext:value-type="float">
            <text:p>142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, W</text:p>
          </table:table-cell>
          <table:table-cell/>
          <table:table-cell office:value-type="string" calcext:value-type="string">
            <text:p>P_atm, mmH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formula="of:=[.B4]*25" office:value-type="float" office:value="1050" calcext:value-type="float">
            <text:p>105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F4]*25" office:value-type="float" office:value="1350" calcext:value-type="float">
            <text:p>1350</text:p>
          </table:table-cell>
          <table:table-cell office:value-type="float" office:value="58" calcext:value-type="float">
            <text:p>58</text:p>
          </table:table-cell>
          <table:table-cell/>
          <table:table-cell table:formula="of:=0.36*6.9" office:value-type="float" office:value="2.484" calcext:value-type="float">
            <text:p>2.484</text:p>
          </table:table-cell>
          <table:table-cell/>
          <table:table-cell office:value-type="float" office:value="715.5" calcext:value-type="float">
            <text:p>715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[.B5]*25" office:value-type="float" office:value="950" calcext:value-type="float">
            <text:p>95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F5]*25" office:value-type="float" office:value="1325" calcext:value-type="float">
            <text:p>1325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formula="of:=[.B6]*25" office:value-type="float" office:value="925" calcext:value-type="float">
            <text:p>92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F6]*25" office:value-type="float" office:value="1300" calcext:value-type="float">
            <text:p>1300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formula="of:=[.B7]*25" office:value-type="float" office:value="900" calcext:value-type="float">
            <text:p>90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F7]*25" office:value-type="float" office:value="1200" calcext:value-type="float">
            <text:p>1200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3:46:40.875563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3T13:30:16.985287293</meta:creation-date>
    <meta:generator>LibreOffice/6.4.7.2$Linux_X86_64 LibreOffice_project/40$Build-2</meta:generator>
    <dc:date>2022-06-03T13:52:21.715730190</dc:date>
    <meta:editing-duration>PT6M24S</meta:editing-duration>
    <meta:editing-cycles>3</meta:editing-cycles>
    <meta:document-statistic meta:table-count="1" meta:cell-count="48" meta:object-count="0"/>
  </office:meta>
</office:document-meta>
</file>